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="0.002cm solid #000000" style:shrink-to-fit="true"/>
    </style:style>
    <style:style style:name="ce12" style:family="table-cell" style:parent-style-name="Default">
      <style:table-cell-properties style:text-align-source="fix" style:repeat-content="false" css3t:text-justify="distribute"/>
      <style:paragraph-properties fo:text-align="justify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rial" style:font-name-asian="TakaoPGothic" style:font-name-complex="Lohit Hindi"/>
    </style:style>
    <style:style style:name="ce15" style:family="table-cell" style:parent-style-name="Default">
      <style:table-cell-properties style:diagonal-bl-tr="0.002cm solid #000000" fo:border="0.002cm solid #000000"/>
    </style:style>
    <style:style style:name="ce16" style:family="table-cell" style:parent-style-name="Default">
      <style:table-cell-properties style:glyph-orientation-vertical="0" style:text-align-source="fix" style:repeat-content="false" fo:border="0.002cm solid #000000" style:direction="ltr" style:vertical-align="middle"/>
      <style:paragraph-properties fo:text-align="center"/>
    </style:style>
    <style:style style:name="ce17" style:family="table-cell" style:parent-style-name="Default">
      <style:table-cell-properties style:glyph-orientation-vertical="0" fo:border-bottom="none" fo:border-left="none" style:direction="ltr" fo:border-right="0.002cm solid #000000" fo:border-top="none"/>
    </style:style>
    <style:style style:name="ce18" style:family="table-cell" style:parent-style-name="Default">
      <style:table-cell-properties fo:border-bottom="none" fo:border-left="none" fo:border-right="0.002cm solid #000000" fo:border-top="none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glyph-orientation-vertical="auto" style:text-align-source="fix" style:repeat-content="false" fo:border="0.002cm solid #000000" style:direction="ttb" style:vertical-align="middle"/>
      <style:paragraph-properties fo:text-align="center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justify"/>
    </style:style>
    <style:style style:name="ce5" style:family="table-cell" style:parent-style-name="Default">
      <style:table-cell-properties style:glyph-orientation-vertical="auto" fo:border="0.002cm solid #000000" style:direction="ttb"/>
    </style:style>
    <style:style style:name="ce6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center" fo:margin-left="0cm"/>
    </style:style>
    <style:style style:name="ce7" style:family="table-cell" style:parent-style-name="Default" style:data-style-name="N109">
      <style:table-cell-properties fo:border="0.002cm solid #000000" style:shrink-to-fit="true"/>
    </style:style>
    <style:style style:name="ce8" style:family="table-cell" style:parent-style-name="Default">
      <style:table-cell-properties style:text-align-source="fix" style:repeat-content="false" fo:border="0.002cm solid #000000" css3t:text-justify="distribute"/>
      <style:paragraph-properties fo:text-align="justify"/>
    </style:style>
    <style:style style:name="ce9" style:family="table-cell" style:parent-style-name="Default">
      <style:table-cell-properties style:text-align-source="fix" style:repeat-content="false" fo:border="0.002cm solid #000000" css3t:text-justify="distribute"/>
      <style:paragraph-properties fo:text-align="center" fo:margin-left="0cm"/>
    </style:style>
  </office:automatic-styles>
  <office:body>
    <office:spreadsheet>
      <table:table table:name="調書2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number-columns-repeated="5" table:default-cell-style-name="ce3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2">
          <table:table-cell/>
          <table:table-cell table:style-name="Default" office:value-type="string">
            <text:p>CaseNo.</text:p>
          </table:table-cell>
          <table:table-cell table:style-name="Default"/>
          <table:table-cell table:style-name="ce10"/>
          <table:table-cell table:style-name="Default" table:number-columns-repeated="2"/>
          <table:table-cell table:style-name="ce14" office:value-type="string">
            <text:p>認定日</text:p>
          </table:table-cell>
          <table:table-cell table:style-name="ce16" office:value-type="string" table:number-columns-spanned="2" table:number-rows-spanned="1">
            <text:p>平成　　年　　月　　日</text:p>
          </table:table-cell>
          <table:covered-table-cell table:style-name="ce17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4" office:value-type="string">
            <text:p>起案日</text:p>
          </table:table-cell>
          <table:table-cell table:style-name="ce16" office:value-type="string" table:number-columns-spanned="2" table:number-rows-spanned="1">
            <text:p>平成　　年　　月　　日</text:p>
          </table:table-cell>
          <table:covered-table-cell table:style-name="ce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table:number-columns-spanned="8" table:number-rows-spanned="1">
            <text:p>最　低　生　活　費　認　定　額</text:p>
          </table:table-cell>
          <table:covered-table-cell table:number-columns-repeated="2" table:style-name="ce3"/>
          <table:covered-table-cell table:number-columns-repeated="5"/>
        </table:table-row>
        <table:table-row table:style-name="ro1">
          <table:table-cell/>
          <table:table-cell table:style-name="ce1" office:value-type="string" table:number-columns-spanned="3" table:number-rows-spanned="1">
            <text:p>区分</text:p>
          </table:table-cell>
          <table:covered-table-cell table:style-name="Default"/>
          <table:covered-table-cell/>
          <table:table-cell table:style-name="ce13" office:value-type="string">
            <text:p>一般分</text:p>
          </table:table-cell>
          <table:table-cell table:style-name="ce13" office:value-type="string">
            <text:p>加算額</text:p>
          </table:table-cell>
          <table:table-cell table:style-name="ce15" table:number-columns-repeated="3"/>
        </table:table-row>
        <table:table-row table:style-name="ro1">
          <table:table-cell/>
          <table:table-cell table:style-name="ce2" office:value-type="string" table:number-columns-spanned="1" table:number-rows-spanned="13">
            <text:p>第 <text:s/>一 <text:s/>類</text:p>
          </table:table-cell>
          <table:table-cell table:style-name="ce7" office:value-type="float" office:value="1">
            <text:p>1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2">
            <text:p>2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3">
            <text:p>3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4">
            <text:p>4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5">
            <text:p>5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6">
            <text:p>6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7">
            <text:p>7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8">
            <text:p>8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9">
            <text:p>9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10">
            <text:p>10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小　　　計</text:p>
          </table:table-cell>
          <table:covered-table-cell table:style-name="ce8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逓　減　率</text:p>
          </table:table-cell>
          <table:covered-table-cell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　　計　</text:p>
          </table:table-cell>
          <table:covered-table-cell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4" office:value-type="string" table:number-columns-spanned="3" table:number-rows-spanned="1">
            <text:p>第二類</text:p>
          </table:table-cell>
          <table:covered-table-cell table:number-columns-repeated="2"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4" office:value-type="string" table:number-columns-spanned="3" table:number-rows-spanned="1">
            <text:p>冬季加算</text:p>
          </table:table-cell>
          <table:covered-table-cell table:number-columns-repeated="2"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4" office:value-type="string" table:number-columns-spanned="3" table:number-rows-spanned="1">
            <text:p>期末一時扶助</text:p>
          </table:table-cell>
          <table:covered-table-cell table:number-columns-repeated="2"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4" office:value-type="string" table:number-columns-spanned="3" table:number-rows-spanned="1">
            <text:p>生活費計</text:p>
          </table:table-cell>
          <table:covered-table-cell table:number-columns-repeated="2"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4" office:value-type="string" table:number-columns-spanned="3" table:number-rows-spanned="1">
            <text:p>住宅費</text:p>
          </table:table-cell>
          <table:covered-table-cell table:number-columns-repeated="2"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2" office:value-type="string" table:number-columns-spanned="1" table:number-rows-spanned="9">
            <text:p>教 <text:s/>育 <text:s/>費</text:p>
          </table:table-cell>
          <table:table-cell office:value-type="string" table:number-columns-spanned="2" table:number-rows-spanned="1">
            <text:p>氏名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学年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基準額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教材代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学校給食費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交通費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学習支援費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その他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　計　</text:p>
          </table:table-cell>
          <table:covered-table-cell table:style-name="ce12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2" office:value-type="string" table:number-columns-spanned="1" table:number-rows-spanned="5">
            <text:p>介 <text:s/>護 <text:s/>費</text:p>
          </table:table-cell>
          <table:table-cell office:value-type="string" table:number-columns-spanned="2" table:number-rows-spanned="1">
            <text:p>氏名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所要介護費概算月額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介護保険（ー）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その他公費（ー）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差引計</text:p>
          </table:table-cell>
          <table:covered-table-cell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2" office:value-type="string" table:number-columns-spanned="1" table:number-rows-spanned="5">
            <text:p>医 <text:s/>療 <text:s/>費</text:p>
          </table:table-cell>
          <table:table-cell office:value-type="string" table:number-columns-spanned="2" table:number-rows-spanned="1">
            <text:p>氏名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所要医療費概算月額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医療保険（ー）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その他公費（ー）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差引計</text:p>
          </table:table-cell>
          <table:covered-table-cell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 table:number-columns-repeated="4"/>
          <table:table-cell table:style-name="ce19" office:value-type="string">
            <text:p>調書(2)</text:p>
          </table:table-cell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 table:number-columns-repeated="5"/>
        </table:table-row>
        <table:named-expressions/>
      </table:table>
      <table:named-expressions>
        <table:named-range table:name="CaseNo" table:base-cell-address="$調書2.$D$2" table:cell-range-address="$調書2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0" number:min-integer-digits="1"/>
      <number:text> </number:text>
    </number:number-style>
    <style:style style:name="Default" style:family="table-cell">
      <style:text-properties style:font-name-asian="TakaoPGothic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2014/03/13</text:date>, <text:time>19:29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DM </meta:initial-creator>
    <meta:creation-date>2014-02-19T14:16:55.984566661</meta:creation-date>
    <meta:generator>OpenOffice/4.0.1$Win32 OpenOffice.org_project/401m5$Build-9714</meta:generator>
    <dc:date>2014-03-13T19:29:17.31</dc:date>
    <dc:creator>TANAKA Hidemune</dc:creator>
    <meta:editing-duration>PT40M8S</meta:editing-duration>
    <meta:editing-cycles>20</meta:editing-cycles>
    <meta:document-statistic meta:table-count="1" meta:cell-count="59" meta:object-count="0"/>
  </office:meta>
</office:document-meta>
</file>